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Advanced Webtech Assessment Report</text:p>
      <text:p text:style-name="Standard"/>
      <text:p text:style-name="Standard">Website Description</text:p>
      <text:p text:style-name="Standard"/>
      <text:p text:style-name="Standard">This is a website where registered users can posts of text and images. Users are able to follow other users and by following other users, their posts will be displayed on their “feed page”. The feed page displays the posts of all the accounts the user follows ordered newest first. By clicking on a post on their feed page they will be taken to a “post page” which will show the post that they clicked and also allow the user to make reply posts<text:s/>to the post of the page which will be displayed below the post of the page. On every posts there will be a button to like a post and the post will display how many users have “liked” a post. <text:s/>Additionally there will be a search function that will allow the user to enter a certain term and it will display all of the posts that contain that term in it, like the feed page it can be newest first but it will also allow for the ability to search for the oldest posts first and also the posts with the most amount of likes first.</text:p>
      <text:p text:style-name="Standard"/>
      <text:p text:style-name="Standard"/>
      <text:p text:style-name="Standard">Website Features</text:p>
      <text:p text:style-name="Standard"/>
      <text:p text:style-name="Standard">To<text:s/>allow users to identify each other, this website will allow users to register accounts.</text:p>
      <text:p text:style-name="Standard"/>
      <text:p text:style-name="Standard">Each account will have a username that will be unique to all other accounts that will be used to log in to their account.</text:p>
      <text:p text:style-name="Standard"/>
      <text:p text:style-name="Standard">In addition to their username, each user will have a password required to log into their account that will be required for a user to log in to their account in order to prevent someone else from logging in to the users account unauthorized.</text:p>
      <text:p text:style-name="Standard"/>
      <text:p text:style-name="Standard">Users will have a display name that unlike the username will not need to be unique to all other display names so that users can have some more freedom with how they want people to identify them.</text:p>
      <text:p text:style-name="Standard"/>
      <text:p text:style-name="Standard">Users will have a profile picture that will allow them to<text:s/>express themselves more on this website.</text:p>
      <text:p text:style-name="Standard"/>
      <text:p text:style-name="Standard">A User can make posts to the site that can contain text and images, this is the primary purpose of this website.</text:p>
      <text:p text:style-name="Standard"/>
      <text:p text:style-name="Standard">Users can follow other accounts which will allow the website to know which account’s posts the user wants to see.</text:p>
      <text:p text:style-name="Standard"/>
      <text:p text:style-name="Standard">There will be a feed page that will display posts from users that they follow ordered most recent posts first and will be loaded 10 posts at a time and will load the next 10 most recent posts when they scroll to the bottom of the page. This will allow the user to easily view the posts that they wish to see.</text:p>
      <text:p text:style-name="Standard"/>
      <text:p text:style-name="Standard">If more posts have been made by accounts followed by the user since the feed page has been loaded then a button to load new posts will appear to save the user from having to reload the page</text:p>
      <text:p text:style-name="Standard"/>
      <text:p text:style-name="Standard">If the user clicks on a post on the feed page it will take them to the post’s page.</text:p>
      <text:p text:style-name="Standard"/>
      <text:p text:style-name="Standard">Users can make reply posts to posts on a post’s page and will be displayed on the page below the post of the page this will encourage conversation and discussion on the website.</text:p>
      <text:p text:style-name="Standard"/>
      <text:soft-page-break/>
      <text:p text:style-name="Standard">At the top of every post there will be the users profile picture, display name and username, this will allow users to identify who made each post.</text:p>
      <text:p text:style-name="Standard"/>
      <text:p text:style-name="Standard">Each user will have a profile page which will function similarly to a feed page except instead of displaying each post by accounts followed by the user, it will display each post by the account of the profile page.</text:p>
      <text:p text:style-name="Standard"/>
      <text:p text:style-name="Standard">Every profile page will have a description that will allow the user to let other users to know things about themselves.</text:p>
      <text:p text:style-name="Standard"/>
      <text:p text:style-name="Standard">Every profile page will have the accounts profile picture, username and display name so that other users will know who’s profile page their on.</text:p>
      <text:p text:style-name="Standard"/>
      <text:p text:style-name="Standard">When a profile picture, display name or username on a post is clicked it will redirect the user to the posters profile page, this will allow the user to easily know more about the account posting the post their viewing.</text:p>
      <text:p text:style-name="Standard"/>
      <text:p text:style-name="Standard">There will be a settings page that will allow users to update their account details, that are their username (as long as it’s unique to any other user’s username), their display name, their password (though the user will have to re enter their current password first) and their profile picture.<text:s/>This will be useful in case a user regrets a certain account detail since with out it the only thing they could do about it would be to create a new account which would mean losing all of their posts and followers. Additionally the feature requiring that users have to re enter their password before changing it is important to protecting their account from being hijacked, say for example: a user has logged in in a public place like a library and may have left the computer for a few minutes, this might allow someone to change their password in order to hijack their account, however requiring that they enter their current password before they’re able to change it would prevent this from being possible.</text:p>
      <text:p text:style-name="Standard"/>
      <text:p text:style-name="Standard">Every post will have a button to “like” a post and every post will display a count of the amount of people that have liked each post. Additionally after liking a post they can click<text:s/>the like button again to unlike the post. This will let users gauge how popular every post is.</text:p>
      <text:p text:style-name="Standard"/>
      <text:p text:style-name="Standard">There will be a search feature where users can search for a certain phrase<text:s/>and it will display all of the posts that contain that searched phrase in it, it will function similar to the feed page in terms of how the posts are loaded however along with the newest first ordering of the feed page, there will also be the ability to order the posts oldest first and also the posts that have received the most likes first. This feature will allow users to find more specific posts if the wish to view them.</text:p>
      <text:p text:style-name="Standard"/>
      <text:p text:style-name="Standard"/>
      <text:p text:style-name="Standard">Implementation Approach</text:p>
      <text:p text:style-name="Standard"/>
      <text:p text:style-name="Standard">The first step of the implementation i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dill, Alexander</dc:creator>
    <meta:creation-date>2024-10-09T13:57:00Z</meta:creation-date>
    <dc:date>2024-10-14T16:49:00Z</dc:date>
    <meta:template xlink:href="Normal.dotm" xlink:type="simple"/>
    <meta:editing-cycles>3</meta:editing-cycles>
    <meta:editing-duration>PT5160S</meta:editing-duration>
    <meta:document-statistic meta:page-count="2" meta:paragraph-count="10" meta:word-count="821" meta:character-count="5491" meta:row-count="39" meta:non-whitespace-character-count="4680"/>
  </office:meta>
</office:document-meta>
</file>